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8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1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5cm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36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8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0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42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4" style:family="graphic" style:parent-style-name="standard">
      <style:graphic-properties draw:stroke="dash" draw:stroke-dash="Fine_20_Dashed" svg:stroke-color="#3465a4" draw:marker-start="" draw:marker-start-width="0.3cm" draw:marker-end="" draw:marker-end-width="0.3cm" draw:textarea-vertical-align="middle"/>
    </style:style>
    <style:style style:name="gr45" style:family="graphic" style:parent-style-name="standard">
      <style:graphic-properties draw:stroke="none" draw:fill="none" fo:min-height="2.829cm"/>
    </style:style>
    <style:style style:name="gr46" style:family="graphic" style:parent-style-name="standard">
      <style:graphic-properties draw:textarea-horizontal-align="justify" draw:textarea-vertical-align="middle" draw:auto-grow-height="false" fo:min-height="2.485cm" fo:min-width="5.85cm" fo:wrap-option="no-wrap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48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49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52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outline1">
      <style:graphic-properties draw:stroke="solid" svg:stroke-color="#ff0000" draw:fill="solid" draw:fill-color="#ffffff" fo:min-height="2.51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1" style:family="paragraph">
      <loext:graphic-properties draw:fill="none" draw:fill-color="#ffffff"/>
      <style:text-properties fo:font-size="66pt" style:font-size-asian="18pt" style:font-size-complex="18pt"/>
    </style:style>
    <style:style style:name="P12" style:family="paragraph">
      <loext:graphic-properties draw:fill="none" draw:fill-color="#ffffff"/>
      <style:text-properties fo:font-size="54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6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7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19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22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23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24" style:family="paragraph">
      <style:paragraph-properties fo:text-align="center"/>
      <style:text-properties fo:font-size="32pt" style:font-size-asian="18pt" style:font-size-complex="18pt"/>
    </style:style>
    <style:style style:name="P25" style:family="paragraph">
      <style:paragraph-properties fo:text-align="center"/>
      <style:text-properties fo:font-size="36pt" style:font-size-asian="18pt" style:font-size-complex="18pt"/>
    </style:style>
    <style:style style:name="P26" style:family="paragraph">
      <style:paragraph-properties fo:text-align="center"/>
      <style:text-properties fo:font-size="32pt"/>
    </style:style>
    <style:style style:name="P27" style:family="paragraph">
      <style:paragraph-properties fo:text-align="center"/>
      <style:text-properties fo:font-size="36pt"/>
    </style:style>
    <style:style style:name="P28" style:family="paragraph">
      <style:text-properties fo:font-size="66pt"/>
    </style:style>
    <style:style style:name="P29" style:family="paragraph">
      <style:text-properties fo:font-size="54pt"/>
    </style:style>
    <style:style style:name="P30" style:family="paragraph">
      <style:paragraph-properties fo:text-align="center" style:writing-mode="lr-tb"/>
      <style:text-properties fo:font-size="44pt"/>
    </style:style>
    <style:style style:name="P31" style:family="paragraph">
      <style:paragraph-properties fo:text-align="end" style:writing-mode="lr-tb"/>
      <style:text-properties fo:font-size="36pt" style:font-size-asian="18pt" style:font-size-complex="18pt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33" style:family="paragraph">
      <style:text-properties fo:font-size="44pt"/>
    </style:style>
    <style:style style:name="P34" style:family="paragraph">
      <style:paragraph-properties fo:text-align="end" style:writing-mode="lr-tb"/>
      <style:text-properties fo:font-size="44pt"/>
    </style:style>
    <style:style style:name="P35" style:family="paragraph">
      <style:paragraph-properties fo:text-align="center" style:writing-mode="lr-tb"/>
      <style:text-properties fo:font-size="96pt"/>
    </style:style>
    <style:style style:name="P36" style:family="paragraph">
      <style:paragraph-properties fo:text-align="center" style:writing-mode="lr-tb"/>
      <style:text-properties fo:font-size="36pt" style:font-size-asian="18pt" style:font-size-complex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38" style:family="paragraph">
      <style:text-properties fo:color="#00803f" fo:font-size="28pt" style:font-size-asian="18pt" style:font-size-complex="18pt"/>
    </style:style>
    <style:style style:name="P39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40" style:family="paragraph">
      <style:paragraph-properties style:writing-mode="lr-tb">
        <style:tab-stops/>
      </style:paragraph-properties>
      <style:text-properties fo:font-size="40pt"/>
    </style:style>
    <style:style style:name="P41" style:family="paragraph">
      <style:text-properties fo:font-size="66pt" style:font-size-asian="18pt" style:font-size-complex="18pt"/>
    </style:style>
    <style:style style:name="P42" style:family="paragraph">
      <style:text-properties fo:font-size="44pt" style:font-size-asian="32pt" style:font-size-complex="32pt"/>
    </style:style>
    <style:style style:name="P43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none"/>
      <style:text-properties fo:color="#0000ff" fo:font-size="36pt" style:font-size-asian="18pt" style:font-size-complex="18pt"/>
    </style:style>
    <style:style style:name="P49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color="#ff0000" fo:font-size="96pt" style:font-size-asian="18pt" style:font-size-complex="18pt"/>
    </style:style>
    <style:style style:name="T3" style:family="text">
      <style:text-properties fo:font-size="66pt" style:font-size-asian="18pt" style:font-size-complex="18pt"/>
    </style:style>
    <style:style style:name="T4" style:family="text">
      <style:text-properties fo:font-size="54pt" style:font-size-asian="18pt" style:font-size-complex="18pt"/>
    </style:style>
    <style:style style:name="T5" style:family="text">
      <style:text-properties fo:color="#ff0000" fo:font-size="44pt" style:font-size-asian="18pt" style:font-size-complex="18pt"/>
    </style:style>
    <style:style style:name="T6" style:family="text">
      <style:text-properties fo:color="#0000ff" fo:font-size="44pt" style:font-size-asian="18pt" style:font-size-complex="18pt"/>
    </style:style>
    <style:style style:name="T7" style:family="text">
      <style:text-properties style:use-window-font-color="true" fo:font-size="44pt" style:font-size-asian="18pt" style:font-size-complex="18pt"/>
    </style:style>
    <style:style style:name="T8" style:family="text">
      <style:text-properties fo:color="#ffffff" fo:font-size="44pt" style:font-size-asian="18pt" style:font-size-complex="18pt"/>
    </style:style>
    <style:style style:name="T9" style:family="text">
      <style:text-properties style:use-window-font-color="true" fo:font-size="32pt" style:font-size-asian="18pt" style:font-size-complex="18pt"/>
    </style:style>
    <style:style style:name="T10" style:family="text">
      <style:text-properties fo:font-size="40pt" style:font-size-asian="32pt" style:font-size-complex="32pt"/>
    </style:style>
    <style:style style:name="T11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36pt" style:font-size-asian="18pt" style:font-size-complex="18pt"/>
    </style:style>
    <style:style style:name="T14" style:family="text">
      <style:text-properties fo:color="#0000ff"/>
    </style:style>
    <style:style style:name="T15" style:family="text">
      <style:text-properties style:use-window-font-color="true" fo:font-size="36pt" style:font-size-asian="18pt" style:font-size-complex="18pt"/>
    </style:style>
    <style:style style:name="T16" style:family="text">
      <style:text-properties fo:color="#ffffff" fo:font-size="36pt" style:font-size-asian="18pt" style:font-size-complex="18pt"/>
    </style:style>
    <style:style style:name="T17" style:family="text">
      <style:text-properties fo:color="#00803f" fo:font-size="28pt" style:font-size-asian="18pt" style:font-size-complex="18pt"/>
    </style:style>
    <style:style style:name="T18" style:family="text">
      <style:text-properties fo:font-size="44pt" style:font-size-asian="32pt" style:font-size-complex="32pt"/>
    </style:style>
    <style:style style:name="T19" style:family="text">
      <style:text-properties fo:color="#0000ff" fo:font-size="36pt" style:font-size-asian="18pt" style:font-size-complex="18pt"/>
    </style:style>
    <style:style style:name="T20" style:family="text">
      <style:text-properties fo:color="#0000ff" fo:font-size="96pt" style:font-size-asian="18pt" style:font-size-complex="18pt"/>
    </style:style>
    <style:style style:name="T21" style:family="text">
      <style:text-properties fo:color="#ff0000" fo:font-size="36pt" style:font-size-asian="18pt" style:font-size-complex="18pt"/>
    </style:style>
    <style:style style:name="T22" style:family="text">
      <style:text-properties fo:color="#0000ff" style:text-line-through-style="solid" style:text-line-through-type="double" fo:font-size="36pt" style:font-size-asian="18pt" style:font-size-complex="18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: Casper contract</text:p>
              </text:list-item>
              <text:list-item>
                <text:p>Validators can send messages to the Casper contract.</text:p>
              </text:list-item>
              <text:list-item>
                <text:p>Everything in this talk is seen from 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For example<text:line-break/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,<text:line-break/>citing the ancestor at epoch 100 as<text:line-break/>a source (or an anchor)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22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63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72) rotate (-2.68204746153969) translate (23.9992789613197cm 9.80724809569636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1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8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" draw:text-style-name="P2" xml:id="id52" draw:id="id52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51" draw:id="id51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67cm" svg:y1="11.684cm" svg:x2="15.367cm" svg:y2="11.938cm" draw:start-shape="id51" draw:start-glue-point="2" draw:end-shape="id52" draw:end-glue-point="0" svg:d="M15367 11684v254" svg:viewBox="0 0 1 255">
          <text:p/>
        </draw:connector>
        <draw:frame presentation:style-name="pr5" draw:text-style-name="P5" draw:layer="layout" svg:width="4.568cm" svg:height="0.747cm" svg:x="16.946cm" svg:y="11.437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1.18cm" svg:y="12.207cm">
          <draw:text-box>
            <text:list text:style-name="L2">
              <text:list-header>
                <text:p text:style-name="P4"><text:span text:style-name="T1">justified</text:span></text:p>
              </text:list-header>
            </text:list>
          </draw:text-box>
        </draw:frame>
        <draw:polyline draw:style-name="gr6" draw:text-style-name="P3" draw:layer="layout" svg:width="1.543cm" svg:height="1.742cm" draw:transform="rotate (-0.197396738400559) translate (16.0020002993536cm 10.921998503241cm)" svg:viewBox="0 0 1544 1743" draw:points="0,0 1295,0 1544,1245 349,1743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</text:span><text:span text:style-name="T8">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4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12.698cm" svg:x2="15.494cm" svg:y2="11.682cm">
          <text:p/>
        </draw:line>
        <draw:frame draw:style-name="gr17" draw:text-style-name="P10" draw:layer="layout" svg:width="3.556cm" svg:height="4.572cm" svg:x="11.43cm" svg:y="10.6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4.222cm">
          <draw:text-box>
            <text:p text:style-name="P9"><text:span text:style-name="T5">Not on the same chain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4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10.1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4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23" draw:layer="layout" svg:width="19.05cm" svg:height="3.002cm" svg:x="7.62cm" svg:y="17.318cm">
          <draw:text-box>
            <text:p><text:span text:style-name="T11">1/3 validators slashed</text:span></text:p>
          </draw:text-box>
        </draw:frame>
        <draw:custom-shape draw:style-name="gr14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8">V1 = v2 or </text:span><text:span text:style-name="T7">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 or v1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4" draw:text-style-name="P24" xml:id="id67" draw:id="id67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68" draw:id="id68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Finaliz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24" draw:text-style-name="P24" xml:id="id69" draw:id="id69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0" draw:id="id70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Justifi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ai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28" draw:text-style-name="P2" xml:id="id71" draw:id="id71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xml:id="id72" draw:id="id72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74" draw:id="id74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31" draw:text-style-name="P2" xml:id="id73" draw:id="id73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1" draw:start-glue-point="2" draw:end-shape="id72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2" draw:start-glue-point="2" draw:end-shape="id73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3" draw:start-glue-point="2" draw:end-shape="id74" draw:end-glue-point="0" svg:d="M12192 13462v254" svg:viewBox="0 0 1 255">
          <text:p/>
        </draw:connector>
        <draw:frame presentation:style-name="pr5" draw:text-style-name="P22" draw:layer="layout" svg:width="5.838cm" svg:height="1.509cm" svg:x="2.036cm" svg:y="10.937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24" draw:text-style-name="P24" xml:id="id75" draw:id="id75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6" draw:id="id76" draw:layer="layout" svg:width="3.556cm" svg:height="3.302cm" svg:x="15.748cm" svg:y="7.874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684cm" svg:y="12.24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75" draw:start-glue-point="2" draw:end-shape="id76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35"><text:span text:style-name="T2">×</text:span></text:p>
          </draw:text-box>
        </draw:frame>
        <draw:custom-shape draw:style-name="gr33" draw:text-style-name="P25" xml:id="id77" draw:id="id77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77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4" draw:text-style-name="P37" draw:layer="layout" svg:width="28.194cm" svg:height="1.665cm" svg:x="0cm" svg:y="14.986cm">
          <draw:text-box>
            <text:p text:style-name="P36"><text:span text:style-name="T15">pre &gt; v2 or pre = v2 or pre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4" draw:text-style-name="P37" draw:layer="layout" svg:width="28.194cm" svg:height="1.665cm" svg:x="0cm" svg:y="14.986cm">
          <draw:text-box>
            <text:p text:style-name="P36"><text:span text:style-name="T15">pre &gt; v2</text:span><text:span text:style-name="T16"> <text:s/>or pre = v2 +1 or pre = v2 or pre &lt; v2</text:span></text:p>
          </draw:text-box>
        </draw:frame>
        <draw:custom-shape draw:style-name="gr24" draw:text-style-name="P24" xml:id="id78" draw:id="id78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9" draw:id="id79" draw:layer="layout" svg:width="3.556cm" svg:height="3.302cm" svg:x="16.002cm" svg:y="11.4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938cm" svg:y="14.78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78" draw:start-glue-point="2" draw:end-shape="id79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366cm">
          <draw:text-box>
            <text:p text:style-name="P35"><text:span text:style-name="T2">×</text:span></text:p>
          </draw:text-box>
        </draw:frame>
        <draw:custom-shape draw:style-name="gr33" draw:text-style-name="P25" xml:id="id80" draw:id="id80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0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35" draw:text-style-name="P37" draw:layer="layout" svg:width="7.112cm" svg:height="1.665cm" svg:x="0cm" svg:y="14.986cm">
          <draw:text-box>
            <text:p text:style-name="P36"><text:span text:style-name="T15">pre &gt; v2</text:span></text:p>
          </draw:text-box>
        </draw:frame>
        <draw:custom-shape draw:style-name="gr24" draw:text-style-name="P24" xml:id="id81" draw:id="id81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2" draw:id="id82" draw:layer="layout" svg:width="3.556cm" svg:height="3.302cm" svg:x="16.002cm" svg:y="11.4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938cm" svg:y="14.78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1" draw:start-glue-point="2" draw:end-shape="id82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62cm">
          <draw:text-box>
            <text:p text:style-name="P35"><text:span text:style-name="T2">×</text:span></text:p>
          </draw:text-box>
        </draw:frame>
        <draw:custom-shape draw:style-name="gr33" draw:text-style-name="P25" xml:id="id83" draw:id="id83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3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37" draw:layer="layout" svg:width="4.318cm" svg:height="1.665cm" svg:x="7.112cm" svg:y="14.986cm">
          <draw:text-box>
            <text:p text:style-name="P36"><text:span text:style-name="T15">j ≠ h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35" draw:text-style-name="P37" draw:layer="layout" svg:width="7.112cm" svg:height="1.665cm" svg:x="0cm" svg:y="14.986cm">
          <draw:text-box>
            <text:p text:style-name="P36"><text:span text:style-name="T15">pre &gt; v2</text:span></text:p>
          </draw:text-box>
        </draw:frame>
        <draw:custom-shape draw:style-name="gr24" draw:text-style-name="P24" xml:id="id84" draw:id="id84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5" draw:id="id85" draw:layer="layout" svg:width="3.556cm" svg:height="3.302cm" svg:x="16.002cm" svg:y="11.4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938cm" svg:y="14.78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4" draw:start-glue-point="2" draw:end-shape="id85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366cm">
          <draw:text-box>
            <text:p text:style-name="P35"><text:span text:style-name="T2">×</text:span></text:p>
          </draw:text-box>
        </draw:frame>
        <draw:custom-shape draw:style-name="gr33" draw:text-style-name="P25" xml:id="id86" draw:id="id86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6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37" draw:layer="layout" svg:width="4.318cm" svg:height="1.665cm" svg:x="7.112cm" svg:y="14.986cm">
          <draw:text-box>
            <text:p text:style-name="P36"><text:span text:style-name="T15">j ≠ h2</text:span></text:p>
          </draw:text-box>
        </draw:frame>
        <draw:connector draw:style-name="gr4" draw:text-style-name="P2" draw:layer="layout" svg:x1="10.722cm" svg:y1="12.273cm" svg:x2="16.002cm" svg:y2="13.131cm" draw:start-shape="id86" draw:end-shape="id85" draw:end-glue-point="3" svg:d="M10722 12273h2640v858h2640" svg:viewBox="0 0 5281 859">
          <text:p/>
        </draw:connector>
        <draw:frame draw:style-name="gr17" draw:text-style-name="P10" draw:layer="layout" svg:width="3.556cm" svg:height="4.572cm" svg:x="11.176cm" svg:y="10.21cm">
          <draw:text-box>
            <text:p text:style-name="P35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24" draw:text-style-name="P24" xml:id="id87" draw:id="id87" draw:layer="layout" svg:width="3.302cm" svg:height="3.302cm" svg:x="7.366cm" svg:y="4.572cm">
          <text:p text:style-name="P26"><text:span text:style-name="T12">j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8" draw:id="id88" draw:layer="layout" svg:width="3.556cm" svg:height="3.302cm" svg:x="15.748cm" svg:y="7.874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34"><text:span text:style-name="T6">Justifi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3.713cm" svg:x="0.508cm" svg:y="5.904cm">
          <draw:text-box>
            <text:p text:style-name="P34"><text:span text:style-name="T7">Epoch pre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30"><text:span text:style-name="T7">pre &gt; v2</text:span><text:span text:style-name="T7"><text:line-break/></text:span><text:span text:style-name="T7">j ≠ h2</text:span></text:p>
          </draw:text-box>
        </draw:frame>
        <draw:connector draw:style-name="gr4" draw:text-style-name="P2" draw:layer="layout" svg:x1="9.017cm" svg:y1="7.874cm" svg:x2="17.526cm" svg:y2="7.874cm" draw:start-shape="id87" draw:start-glue-point="2" draw:end-shape="id88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35"><text:span text:style-name="T2">×</text:span></text:p>
          </draw:text-box>
        </draw:frame>
        <draw:frame draw:style-name="gr36" draw:text-style-name="P39" draw:layer="layout" svg:width="22.352cm" svg:height="1.728cm" svg:x="3.048cm" svg:y="15.24cm">
          <draw:text-box>
            <text:p text:style-name="P38"><text:span text:style-name="T17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24" draw:text-style-name="P24" xml:id="id89" draw:id="id89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0" draw:id="id90" draw:layer="layout" svg:width="3.556cm" svg:height="3.302cm" svg:x="15.494cm" svg:y="10.714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0.1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1.6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684cm" svg:y="14.94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272cm" svg:y2="10.714cm" draw:start-shape="id89" draw:start-glue-point="2" draw:end-shape="id90" draw:end-glue-point="0" svg:d="M9017 7874v1420h8255v1420" svg:viewBox="0 0 8256 2841">
          <text:p/>
        </draw:connector>
        <draw:frame draw:style-name="gr17" draw:text-style-name="P10" draw:layer="layout" svg:width="3.556cm" svg:height="4.572cm" svg:x="11.43cm" svg:y="7.112cm">
          <draw:text-box>
            <text:p text:style-name="P35"><text:span text:style-name="T2">×</text:span></text:p>
          </draw:text-box>
        </draw:frame>
        <draw:custom-shape draw:style-name="gr33" draw:text-style-name="P25" xml:id="id91" draw:id="id91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1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frame draw:style-name="gr37" draw:text-style-name="P37" draw:layer="layout" svg:width="5.842cm" svg:height="1.778cm" svg:x="0cm" svg:y="14.986cm">
          <draw:text-box>
            <text:p text:style-name="P36"><text:span text:style-name="T15">pre =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24" draw:text-style-name="P24" xml:id="id92" draw:id="id92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3" draw:id="id93" draw:layer="layout" svg:width="3.556cm" svg:height="3.302cm" svg:x="15.494cm" svg:y="10.714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v2</text:span></text:p>
          </draw:text-box>
        </draw:frame>
        <draw:frame draw:style-name="gr26" draw:text-style-name="P16" draw:layer="layout" svg:width="7.112cm" svg:height="2.481cm" svg:x="19.558cm" svg:y="10.1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1.698cm">
          <draw:text-box>
            <text:p text:style-name="P34"><text:span text:style-name="T7">Epoch v2</text:span></text:p>
          </draw:text-box>
        </draw:frame>
        <draw:connector draw:style-name="gr4" draw:text-style-name="P2" draw:layer="layout" svg:x1="9.017cm" svg:y1="7.874cm" svg:x2="17.272cm" svg:y2="10.714cm" draw:start-shape="id92" draw:start-glue-point="2" draw:end-shape="id93" draw:end-glue-point="0" svg:d="M9017 7874v1420h8255v1420" svg:viewBox="0 0 8256 2841">
          <text:p/>
        </draw:connector>
        <draw:frame draw:style-name="gr17" draw:text-style-name="P10" draw:layer="layout" svg:width="3.556cm" svg:height="4.572cm" svg:x="11.43cm" svg:y="7.112cm">
          <draw:text-box>
            <text:p text:style-name="P35"><text:span text:style-name="T2">×</text:span></text:p>
          </draw:text-box>
        </draw:frame>
        <draw:custom-shape draw:style-name="gr33" draw:text-style-name="P25" xml:id="id94" draw:id="id94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4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frame draw:style-name="gr38" draw:text-style-name="P11" draw:layer="layout" svg:width="2.54cm" svg:height="2.846cm" svg:x="12.192cm" svg:y="10.616cm">
          <draw:text-box>
            <text:p text:style-name="P41">≠</text:p>
          </draw:text-box>
        </draw:frame>
        <draw:frame draw:style-name="gr36" draw:text-style-name="P39" draw:layer="layout" svg:width="22.352cm" svg:height="1.728cm" svg:x="2.286cm" svg:y="15.24cm">
          <draw:text-box>
            <text:p text:style-name="P38"><text:span text:style-name="T17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24" draw:text-style-name="P24" xml:id="id95" draw:id="id95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6" draw:id="id96" draw:layer="layout" svg:width="3.556cm" svg:height="3.302cm" svg:x="15.748cm" svg:y="7.874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30"><text:span text:style-name="T5">Not ancestor-descendant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 text:style-name="P33"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frame draw:style-name="gr32" draw:text-style-name="P18" draw:layer="layout" svg:width="15.24cm" svg:height="1.982cm" svg:x="11.684cm" svg:y="12.242cm">
          <draw:text-box>
            <text:p text:style-name="P30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95" draw:start-glue-point="2" draw:end-shape="id96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35"><text:span text:style-name="T2">×</text:span></text:p>
          </draw:text-box>
        </draw:frame>
        <draw:custom-shape draw:style-name="gr33" draw:text-style-name="P25" xml:id="id97" draw:id="id97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7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1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37" draw:layer="layout" svg:width="7.874cm" svg:height="1.665cm" svg:x="20.32cm" svg:y="14.986cm">
          <draw:text-box>
            <text:p text:style-name="P36"><text:span text:style-name="T15">pre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24" draw:text-style-name="P24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0" draw:id="id100" draw:layer="layout" svg:width="3.556cm" svg:height="3.302cm" svg:x="15.748cm" svg:y="8.12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 text:style-name="P33"><text:span text:style-name="T6">Justifi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custom-shape draw:style-name="gr33" draw:text-style-name="P25" xml:id="id98" draw:id="id98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8" draw:end-glue-point="0" svg:d="M9018 7874v1124h26v1624" svg:viewBox="0 0 27 2749">
          <text:p/>
        </draw:connector>
        <draw:frame draw:style-name="gr35" draw:text-style-name="P37" draw:layer="layout" svg:width="7.874cm" svg:height="1.665cm" svg:x="20.32cm" svg:y="14.986cm">
          <draw:text-box>
            <text:p text:style-name="P36"><text:span text:style-name="T15">pre &lt; v2</text:span></text:p>
          </draw:text-box>
        </draw:frame>
        <draw:frame draw:style-name="gr35" draw:text-style-name="P37" draw:layer="layout" svg:width="17.526cm" svg:height="1.665cm" svg:x="2.794cm" svg:y="15.24cm">
          <draw:text-box>
            <text:p text:style-name="P36"><text:span text:style-name="T15"><text:s/></text:span><text:span text:style-name="T15">v1 &gt; v2 + 1 <text:s text:c="2"/>or <text:s/>v1 = v2 + 1</text:span></text:p>
          </draw:text-box>
        </draw:frame>
        <draw:custom-shape draw:style-name="gr25" draw:text-style-name="P24" xml:id="id99" draw:id="id99" draw:layer="layout" svg:width="3.556cm" svg:height="3.302cm" svg:x="15.748cm" svg:y="4.318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99" draw:start-glue-point="2" draw:end-shape="id100" draw:end-glue-point="0" svg:d="M17526 7620v508" svg:viewBox="0 0 1 509">
          <text:p/>
        </draw:connector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frame draw:style-name="gr39" draw:text-style-name="P17" draw:layer="layout" svg:width="9.144cm" svg:height="2.032cm" svg:x="18.796cm" svg:y="4.826cm">
          <draw:text-box>
            <text:p text:style-name="P34"><text:span text:style-name="T7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1cm 11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0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24" draw:text-style-name="P24" xml:id="id101" draw:id="id101" draw:layer="layout" svg:width="3.302cm" svg:height="3.302cm" svg:x="7.366cm" svg:y="3.30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4" draw:id="id104" draw:layer="layout" svg:width="3.556cm" svg:height="3.302cm" svg:x="15.748cm" svg:y="8.92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8.674cm">
          <draw:text-box>
            <text:p text:style-name="P33"><text:span text:style-name="T6">Justified</text:span></text:p>
          </draw:text-box>
        </draw:frame>
        <draw:frame draw:style-name="gr21" draw:text-style-name="P17" draw:layer="layout" svg:width="7.112cm" svg:height="2.224cm" svg:x="0.254cm" svg:y="3.81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10.198cm">
          <draw:text-box>
            <text:p text:style-name="P34"><text:span text:style-name="T7">Epoch v2</text:span></text:p>
          </draw:text-box>
        </draw:frame>
        <draw:custom-shape draw:style-name="gr33" draw:text-style-name="P25" xml:id="id102" draw:id="id102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7cm" svg:y1="6.604cm" svg:x2="9.044cm" svg:y2="10.622cm" draw:start-shape="id101" draw:start-glue-point="2" draw:end-shape="id102" draw:end-glue-point="0" svg:d="M9017 6604v2009h27v2009" svg:viewBox="0 0 28 4019">
          <text:p/>
        </draw:connector>
        <draw:frame draw:style-name="gr35" draw:text-style-name="P37" draw:layer="layout" svg:width="7.874cm" svg:height="1.665cm" svg:x="20.32cm" svg:y="14.986cm">
          <draw:text-box>
            <text:p text:style-name="P36"><text:span text:style-name="T15">pre &lt; v2</text:span></text:p>
          </draw:text-box>
        </draw:frame>
        <draw:frame draw:style-name="gr35" draw:text-style-name="P37" draw:layer="layout" svg:width="17.526cm" svg:height="1.665cm" svg:x="2.794cm" svg:y="15.24cm">
          <draw:text-box>
            <text:p text:style-name="P36"><text:span text:style-name="T15"><text:s/></text:span><text:span text:style-name="T15">v1 &gt; v2 + 1</text:span></text:p>
          </draw:text-box>
        </draw:frame>
        <draw:custom-shape draw:style-name="gr25" draw:text-style-name="P24" xml:id="id103" draw:id="id103" draw:layer="layout" svg:width="3.556cm" svg:height="3.302cm" svg:x="15.748cm" svg:y="5.118cm">
          <text:p text:style-name="P26"><text:span text:style-name="T12"/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8.42cm" svg:x2="17.526cm" svg:y2="8.928cm" draw:start-shape="id103" draw:start-glue-point="2" draw:end-shape="id104" draw:end-glue-point="0" svg:d="M17526 8420v508" svg:viewBox="0 0 1 509">
          <text:p/>
        </draw:connector>
        <draw:frame draw:style-name="gr21" draw:text-style-name="P17" draw:layer="layout" svg:width="7.112cm" svg:height="2.224cm" svg:x="19.304cm" svg:y="10.198cm">
          <draw:text-box>
            <text:p text:style-name="P34"><text:span text:style-name="T7">Epoch v2</text:span></text:p>
          </draw:text-box>
        </draw:frame>
        <draw:frame draw:style-name="gr39" draw:text-style-name="P17" draw:layer="layout" svg:width="9.144cm" svg:height="2.032cm" svg:x="18.796cm" svg:y="5.626cm">
          <draw:text-box>
            <text:p text:style-name="P34"><text:span text:style-name="T7">Epoch v2+1</text:span></text:p>
          </draw:text-box>
        </draw:frame>
        <draw:polyline draw:style-name="gr12" draw:text-style-name="P3" draw:layer="layout" svg:width="3.627cm" svg:height="6.3cm" draw:transform="skewX (0.122347580564802) rotate (-2.89096337300341) translate (8.17813221788245cm 11.6300841478035cm)" svg:viewBox="0 0 3628 6301" draw:points="0,6300 3087,6301 3628,2224 838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8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frame draw:style-name="gr36" draw:text-style-name="P39" draw:layer="layout" svg:width="9.398cm" svg:height="1.728cm" svg:x="15.748cm" svg:y="12.75cm">
          <draw:text-box>
            <text:p text:style-name="P38"><text:span text:style-name="T17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24" draw:text-style-name="P24" draw:layer="layout" svg:width="3.302cm" svg:height="3.302cm" svg:x="7.366cm" svg:y="4.572cm">
          <text:p text:style-name="P26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7" draw:id="id107" draw:layer="layout" svg:width="3.556cm" svg:height="3.302cm" svg:x="15.748cm" svg:y="8.128cm">
          <text:p text:style-name="P27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 text:style-name="P28"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 text:style-name="P28"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 text:style-name="P29"><text:span text:style-name="T4">1/3 validators slashed</text:span></text:p>
          </draw:text-box>
        </draw:frame>
        <draw:frame draw:style-name="gr21" draw:text-style-name="P32" draw:layer="layout" svg:width="6.858cm" svg:height="3.079cm" svg:x="0.762cm" svg:y="11.938cm">
          <draw:text-box>
            <text:p text:style-name="P31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 text:style-name="P33"><text:span text:style-name="T6">Justifi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3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custom-shape draw:style-name="gr33" draw:text-style-name="P25" xml:id="id105" draw:id="id105" draw:layer="layout" svg:width="3.356cm" svg:height="3.302cm" svg:x="7.366cm" svg:y="10.622cm">
          <text:p text:style-name="P27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5" draw:end-glue-point="0" svg:d="M9018 7874v1124h26v1624" svg:viewBox="0 0 27 2749">
          <text:p/>
        </draw:connector>
        <draw:frame draw:style-name="gr35" draw:text-style-name="P37" draw:layer="layout" svg:width="7.874cm" svg:height="1.665cm" svg:x="20.32cm" svg:y="14.986cm">
          <draw:text-box>
            <text:p text:style-name="P36"><text:span text:style-name="T15">pre &lt; v2</text:span></text:p>
          </draw:text-box>
        </draw:frame>
        <draw:frame draw:style-name="gr35" draw:text-style-name="P37" draw:layer="layout" svg:width="17.526cm" svg:height="1.665cm" svg:x="2.794cm" svg:y="15.24cm">
          <draw:text-box>
            <text:p text:style-name="P36"><text:span text:style-name="T15"><text:s/></text:span><text:span text:style-name="T15">v1 = v2 + 1</text:span></text:p>
          </draw:text-box>
        </draw:frame>
        <draw:custom-shape draw:style-name="gr25" draw:text-style-name="P24" xml:id="id106" draw:id="id106" draw:layer="layout" svg:width="3.556cm" svg:height="3.302cm" svg:x="15.748cm" svg:y="4.318cm">
          <text:p text:style-name="P26"><text:span text:style-name="T12"/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6" draw:start-glue-point="2" draw:end-shape="id107" draw:end-glue-point="0" svg:d="M17526 7620v508" svg:viewBox="0 0 1 509">
          <text:p/>
        </draw:connector>
        <draw:frame draw:style-name="gr21" draw:text-style-name="P17" draw:layer="layout" svg:width="7.112cm" svg:height="2.224cm" svg:x="19.304cm" svg:y="9.398cm">
          <draw:text-box>
            <text:p text:style-name="P34"><text:span text:style-name="T7">Epoch v2</text:span></text:p>
          </draw:text-box>
        </draw:frame>
        <draw:frame draw:style-name="gr39" draw:text-style-name="P17" draw:layer="layout" svg:width="9.144cm" svg:height="2.032cm" svg:x="18.796cm" svg:y="4.826cm">
          <draw:text-box>
            <text:p text:style-name="P34"><text:span text:style-name="T7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1cm 11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005cm">
          <draw:text-box>
            <text:list text:style-name="L2">
              <text:list-header>
                <text:p text:style-name="P40"><text:span text:style-name="T10"><text:s/>≥ </text:span><text:span text:style-name="T10">2/3 Vote</text:span></text:p>
              </text:list-header>
            </text:list>
          </draw:text-box>
        </draw:frame>
        <draw:frame draw:style-name="gr40" draw:text-style-name="P39" draw:layer="layout" svg:width="11.176cm" svg:height="1.474cm" svg:x="13.97cm" svg:y="12.75cm">
          <draw:text-box>
            <text:p text:style-name="P38"><text:span text:style-name="T17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OLD PROTOCOL BE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41" draw:text-style-name="P43" draw:layer="layout" svg:width="10.922cm" svg:height="3.079cm" svg:x="0cm" svg:y="4.064cm">
          <draw:text-box>
            <text:p text:style-name="P20"><text:span text:style-name="T19">2/3 </text:span><text:span text:style-name="T19"><text:a xlink:href="mailto:commit@v1" xlink:type="simple">commit@v1</text:a></text:span></text:p>
            <text:p text:style-name="P20"><text:span text:style-name="T19">2/3 prepare@v1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0.922cm">
          <draw:text-box>
            <text:p text:style-name="P9"><text:span text:style-name="T19">Not on the same chain</text:span></text:p>
          </draw:text-box>
        </draw:frame>
        <draw:frame draw:style-name="gr41" draw:text-style-name="P43" draw:layer="layout" svg:width="10.922cm" svg:height="3.079cm" svg:x="0cm" svg:y="4.064cm">
          <draw:text-box>
            <text:p text:style-name="P20"><text:span text:style-name="T19">2/3 </text:span><text:span text:style-name="T19"><text:a xlink:href="mailto:commit@v1" xlink:type="simple">commit@v1</text:a></text:span></text:p>
            <text:p text:style-name="P20"><text:span text:style-name="T19">2/3 prepare@v1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6" draw:layer="layout" svg:width="24.638cm" svg:height="1.665cm" svg:x="1.016cm" svg:y="12.954cm">
          <draw:text-box>
            <text:p text:style-name="P9"><text:span text:style-name="T21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0.922cm">
          <draw:text-box>
            <text:p text:style-name="P9"><text:span text:style-name="T19">Not on the same chain</text:span></text:p>
          </draw:text-box>
        </draw:frame>
        <draw:frame draw:style-name="gr41" draw:text-style-name="P43" draw:layer="layout" svg:width="10.922cm" svg:height="3.079cm" svg:x="0cm" svg:y="4.064cm">
          <draw:text-box>
            <text:p text:style-name="P20"><text:span text:style-name="T19">2/3 </text:span><text:span text:style-name="T19"><text:a xlink:href="mailto:commit@v1" xlink:type="simple">commit@v1</text:a></text:span></text:p>
            <text:p text:style-name="P20"><text:span text:style-name="T19">2/3 prepare@v1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6" draw:layer="layout" svg:width="24.638cm" svg:height="1.665cm" svg:x="1.016cm" svg:y="12.954cm">
          <draw:text-box>
            <text:p text:style-name="P9"><text:span text:style-name="T21">v1 ≥ v2 <text:s/></text:span><text:span text:style-name="T16">or <text:s/>v1 ≥ v2 (or both)</text:span></text:p>
          </draw:text-box>
        </draw:frame>
        <draw:custom-shape draw:style-name="gr42" draw:text-style-name="P2" draw:layer="layout" svg:width="10.414cm" svg:height="3.048cm" svg:x="14.986cm" svg:y="12.446cm">
          <text:p text:style-name="P2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4.064cm">
          <draw:text-box>
            <text:p text:style-name="P20"><text:span text:style-name="T22">2/3 </text:span><text:span text:style-name="T22"><text:a xlink:href="mailto:commit@v1" xlink:type="simple">commit@v1</text:a></text:span></text:p>
            <text:p text:style-name="P20"><text:span text:style-name="T19">2/3 </text:span><text:span text:style-name="T19"><text:a xlink:href="mailto:prepare@v1" xlink:type="simple">prepare@v1</text:a></text:span><text:span text:style-name="T19">=v2 + n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 + n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n ≥ 0</text:span></text:p>
          </draw:text-box>
        </draw:frame>
        <draw:custom-shape draw:style-name="gr42" draw:text-style-name="P2" draw:layer="layout" svg:width="10.414cm" svg:height="3.048cm" svg:x="20.066cm" svg:y="12.446cm">
          <text:p text:style-name="P2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 + n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n ≥ 0</text:span></text:p>
          </draw:text-box>
        </draw:frame>
        <draw:custom-shape draw:style-name="gr42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 + n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n ≥ 0</text:span></text:p>
          </draw:text-box>
        </draw:frame>
        <draw:custom-shape draw:style-name="gr42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presentation:style-name="pr6" draw:text-style-name="P6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 + n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’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n ≥ 0</text:span></text:p>
          </draw:text-box>
        </draw:frame>
        <draw:custom-shape draw:style-name="gr42" draw:text-style-name="P47" draw:layer="layout" svg:width="10.414cm" svg:height="3.048cm" svg:x="20.066cm" svg:y="12.446cm">
          <text:p text:style-name="P2"><text:span text:style-name="T23">Case n = n’+1</text:span><text:span text:style-name="T23"><text:line-break/></text:span><text:span text:style-name="T23">assuming the Case n’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-3.048cm" svg:y="10.668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2 + n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custom-shape draw:style-name="gr42" draw:text-style-name="P47" draw:layer="layout" svg:width="10.414cm" svg:height="3.048cm" svg:x="20.066cm" svg:y="12.446cm">
          <text:p text:style-name="P2"><text:span text:style-name="T23">Case n = n’+1</text:span><text:span text:style-name="T23"><text:line-break/></text:span><text:span text:style-name="T23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45" draw:layer="layout" svg:width="24.638cm" svg:height="1.665cm" svg:x="1.016cm" svg:y="12.955cm">
          <draw:text-box>
            <text:p text:style-name="P9"><text:span text:style-name="T19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-3.048cm" svg:y="10.668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6.764cm" svg:height="4.49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custom-shape draw:style-name="gr42" draw:text-style-name="P47" draw:layer="layout" svg:width="10.414cm" svg:height="3.048cm" svg:x="20.066cm" svg:y="12.446cm">
          <text:p text:style-name="P2"><text:span text:style-name="T23">Case n = n’+1</text:span><text:span text:style-name="T23"><text:line-break/></text:span><text:span text:style-name="T23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45" draw:layer="layout" svg:width="24.638cm" svg:height="1.665cm" svg:x="1.016cm" svg:y="12.955cm">
          <draw:text-box>
            <text:p text:style-name="P9"><text:span text:style-name="T19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3" draw:text-style-name="P43" draw:layer="layout" svg:width="16.764cm" svg:height="4.49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15.348cm" svg:height="3.079cm" svg:x="13.1cm" svg:y="14.573cm">
          <draw:text-box>
            <text:p><text:span text:style-name="T19">v_src &lt; v2 or 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3" draw:text-style-name="P43" draw:layer="layout" svg:width="16.764cm" svg:height="4.49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15.348cm" svg:height="3.079cm" svg:x="13.1cm" svg:y="14.573cm">
          <draw:text-box>
            <text:p><text:span text:style-name="T19">v_src &lt; v2</text:span></text:p>
          </draw:text-box>
        </draw:frame>
        <draw:custom-shape draw:style-name="gr46" draw:text-style-name="P47" draw:layer="layout" svg:width="6.858cm" svg:height="2.953cm" svg:x="20.574cm" svg:y="14.573cm">
          <text:p text:style-name="P2"><text:span text:style-name="T23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3" draw:text-style-name="P43" draw:layer="layout" svg:width="16.764cm" svg:height="4.49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15.348cm" svg:height="3.079cm" svg:x="13.1cm" svg:y="14.573cm">
          <draw:text-box>
            <text:p><text:span text:style-name="T19">v_src &lt; v2</text:span></text:p>
          </draw:text-box>
        </draw:frame>
        <draw:custom-shape draw:style-name="gr46" draw:text-style-name="P47" draw:layer="layout" svg:width="6.858cm" svg:height="2.953cm" svg:x="20.574cm" svg:y="14.573cm">
          <text:p text:style-name="P2"><text:span text:style-name="T23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49" draw:layer="layout" svg:width="27.026cm" svg:height="2.766cm" svg:x="0.974cm" svg:y="9.144cm">
          <draw:text-box>
            <text:list text:style-name="L2"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3" draw:text-style-name="P43" draw:layer="layout" svg:width="16.764cm" svg:height="4.49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7.874cm" svg:height="3.079cm" svg:x="20.574cm" svg:y="14.573cm">
          <draw:text-box>
            <text:p><text:span text:style-name="T19">v_src ≥ v2</text:span></text:p>
          </draw:text-box>
        </draw:frame>
        <draw:custom-shape draw:style-name="gr46" draw:text-style-name="P47" draw:layer="layout" svg:width="6.858cm" svg:height="2.953cm" svg:x="12.7cm" svg:y="14.365cm">
          <text:p text:style-name="P2"><text:span text:style-name="T23">Case Right</text:span></text:p>
          <draw:enhanced-geometry svg:viewBox="0 0 21600 21600" draw:text-areas="800 800 20800 20800" draw:type="round-rectangular-callout" draw:modifiers="25237.2649074209 7992.14624238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44" draw:layer="layout" svg:width="3.556cm" svg:height="4.572cm" svg:x="11.938cm" svg:y="9.652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7" draw:text-style-name="P43" draw:layer="layout" svg:width="16.764cm" svg:height="1.95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7.874cm" svg:height="3.079cm" svg:x="20.574cm" svg:y="14.573cm">
          <draw:text-box>
            <text:p><text:span text:style-name="T19">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44" draw:layer="layout" svg:width="3.556cm" svg:height="4.572cm" svg:x="11.938cm" svg:y="9.652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47" draw:text-style-name="P43" draw:layer="layout" svg:width="16.764cm" svg:height="1.953cm" svg:x="0cm" svg:y="5.667cm">
          <draw:text-box>
            <text:p text:style-name="P20"><text:span text:style-name="T19">2/3 prepare@(v2 + n, v_src)</text:span></text:p>
          </draw:text-box>
        </draw:frame>
        <draw:frame draw:style-name="gr41" draw:text-style-name="P32" draw:layer="layout" svg:width="12.192cm" svg:height="3.079cm" svg:x="16.002cm" svg:y="6.096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0.254cm" svg:y="4.318cm">
          <draw:text-box>
            <text:p text:style-name="P9"><text:span text:style-name="T19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6.764cm" svg:height="4.493cm" svg:x="0cm" svg:y="11.668cm">
          <draw:text-box>
            <text:p text:style-name="P20"><text:span text:style-name="T19">2/3 prepare@v_src</text:span></text:p>
          </draw:text-box>
        </draw:frame>
        <draw:line draw:style-name="gr44" draw:text-style-name="P2" draw:layer="layout" svg:x1="8.89cm" svg:y1="10.668cm" svg:x2="8.89cm" svg:y2="13.367cm">
          <text:p/>
        </draw:line>
        <draw:frame draw:style-name="gr45" draw:text-style-name="P48" draw:layer="layout" svg:width="7.874cm" svg:height="3.079cm" svg:x="20.574cm" svg:y="14.573cm">
          <draw:text-box>
            <text:p><text:span text:style-name="T19">v_src ≥ v2</text:span></text:p>
          </draw:text-box>
        </draw:frame>
        <draw:line draw:style-name="gr16" draw:text-style-name="P2" draw:layer="layout" svg:x1="11.176cm" svg:y1="15.494cm" svg:x2="15.748cm" svg:y2="15.748cm">
          <text:p/>
        </draw:line>
        <draw:frame draw:style-name="gr17" draw:text-style-name="P44" draw:layer="layout" svg:width="3.556cm" svg:height="4.572cm" svg:x="11.43cm" svg:y="13.462cm">
          <draw:text-box>
            <text:p text:style-name="P9"><text:span text:style-name="T20">×</text:span></text:p>
          </draw:text-box>
        </draw:frame>
        <draw:custom-shape draw:style-name="gr46" draw:text-style-name="P47" draw:layer="layout" svg:width="6.858cm" svg:height="2.953cm" svg:x="18.542cm" svg:y="10.509cm">
          <text:p text:style-name="P2"><text:span text:style-name="T23">“</text:span><text:span text:style-name="T23">not on the same chain”</text:span><text:span text:style-name="T23"><text:line-break/></text:span><text:span text:style-name="T23"> transfers.</text:span></text:p>
          <draw:enhanced-geometry svg:viewBox="0 0 21600 21600" draw:text-areas="800 800 20800 20800" draw:type="round-rectangular-callout" draw:modifiers="-13717.6847937017 30330.6702775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44" draw:layer="layout" svg:width="3.556cm" svg:height="4.572cm" svg:x="11.43cm" svg:y="7.366cm">
          <draw:text-box>
            <text:p text:style-name="P9"><text:span text:style-name="T20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45" draw:layer="layout" svg:width="24.638cm" svg:height="1.665cm" svg:x="1.016cm" svg:y="11.035cm">
          <draw:text-box>
            <text:p text:style-name="P9"><text:span text:style-name="T19">Not on the same chain</text:span></text:p>
          </draw:text-box>
        </draw:frame>
        <draw:frame draw:style-name="gr43" draw:text-style-name="P43" draw:layer="layout" svg:width="14.478cm" svg:height="4.493cm" svg:x="0cm" svg:y="5.667cm">
          <draw:text-box>
            <text:p text:style-name="P20"><text:span text:style-name="T19">2/3 prepare@v_src</text:span></text:p>
          </draw:text-box>
        </draw:frame>
        <draw:frame draw:style-name="gr41" draw:text-style-name="P32" draw:layer="layout" svg:width="12.192cm" svg:height="3.079cm" svg:x="16.002cm" svg:y="4.033cm">
          <draw:text-box>
            <text:p text:style-name="P14"><text:span text:style-name="T19">2/3 </text:span><text:span text:style-name="T19"><text:a xlink:href="mailto:commit@v2" xlink:type="simple">commit@v2</text:a></text:span></text:p>
            <text:p text:style-name="P14"><text:span text:style-name="T19">2/3 prepare@v2</text:span></text:p>
          </draw:text-box>
        </draw:frame>
        <draw:frame draw:style-name="gr35" draw:text-style-name="P45" draw:layer="layout" svg:width="24.638cm" svg:height="1.665cm" svg:x="1.016cm" svg:y="12.954cm">
          <draw:text-box>
            <text:p text:style-name="P9"><text:span text:style-name="T19">v_src ≥ v2</text:span></text:p>
          </draw:text-box>
        </draw:frame>
        <draw:frame presentation:style-name="pr7" draw:text-style-name="P49" draw:layer="layout" svg:width="27.026cm" svg:height="2.766cm" svg:x="0.254cm" svg:y="14.224cm">
          <draw:text-box>
            <text:list text:style-name="L2">
              <text:list-item>
                <text:p>We’ve seen this picture before.<text:line-break/>Win by mathematical in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48" draw:text-style-name="P3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7.78cm" svg:y1="7.366cm" svg:x2="17.78cm" svg:y2="7.874cm">
          <text:p/>
        </draw:line>
        <draw:line draw:style-name="gr50" draw:text-style-name="P3" draw:layer="layout" svg:x1="17.78cm" svg:y1="9.666cm" svg:x2="17.78cm" svg:y2="10.174cm">
          <text:p/>
        </draw:line>
        <draw:line draw:style-name="gr50" draw:text-style-name="P3" draw:layer="layout" svg:x1="17.78cm" svg:y1="11.966cm" svg:x2="17.78cm" svg:y2="12.474cm">
          <text:p/>
        </draw:line>
        <draw:line draw:style-name="gr50" draw:text-style-name="P3" draw:layer="layout" svg:x1="17.78cm" svg:y1="14.224cm" svg:x2="17.78cm" svg:y2="14.732cm">
          <text:p/>
        </draw:line>
        <draw:line draw:style-name="gr50" draw:text-style-name="P3" draw:layer="layout" svg:x1="17.78cm" svg:y1="16.51cm" svg:x2="17.78cm" svg:y2="17.018cm">
          <text:p/>
        </draw:line>
        <draw:g>
          <draw:path draw:style-name="gr50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50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50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50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50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50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50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50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51" draw:text-style-name="P3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3T17:20:45.800616577</dc:date>
    <meta:editing-duration>P4DT6M38S</meta:editing-duration>
    <meta:editing-cycles>245</meta:editing-cycles>
    <meta:generator>LibreOffice/5.3.1.2$Linux_X86_64 LibreOffice_project/30m0$Build-2</meta:generator>
    <meta:document-statistic meta:object-count="994"/>
  </office:meta>
</office:document-meta>
</file>